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Arial" style:font-name-asian="DejaVu Sans" style:font-name-complex="DejaVu Sans"/>
    </style:style>
    <style:style style:name="P11" style:family="paragraph" style:parent-style-name="Text_20_body">
      <style:paragraph-properties fo:margin-top="0.423cm" fo:margin-bottom="0.212cm" fo:text-align="center" style:justify-single-word="false"/>
    </style:style>
    <style:style style:name="T1" style:family="text">
      <style:text-properties style:font-name="Arial" style:font-name-asian="DejaVu Sans" style:font-name-complex="DejaVu Sans"/>
    </style:style>
    <style:style style:name="T2" style:family="text">
      <style:text-properties style:font-name="Arial" fo:font-style="italic" style:font-name-asian="DejaVu Sans" style:font-style-asian="italic" style:font-name-complex="DejaVu Sans" style:font-style-complex="italic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Bitstream Charter" fo:font-weight="normal" style:font-weight-asian="normal" style:font-weight-complex="normal"/>
    </style:style>
    <style:style style:name="T7" style:family="text">
      <style:text-properties style:font-weight-asian="bold"/>
    </style:style>
    <style:style style:name="T8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Description technique de l'interface EDI DRM</text:h>
      <text:h text:style-name="P10" text:outline-level="1">pour les imports/exports internes</text:h>
      <text:p text:style-name="P11"><text:span text:style-name="T1"/></text:p>
      <text:h text:style-name="P1" text:outline-level="3">Contenu des DRM</text:h>
      <text:p text:style-name="Standard"><text:span text:style-name="T4">Protocole :</text:span> HTTPS</text:p>
      <text:p text:style-name="Standard"><text:span text:style-name="T4">Authentification :</text:span> HTTP Authentication Basic</text:p>
      <text:p text:style-name="Standard"><text:span text:style-name="T4">Encodage des caractères :</text:span> UTF-8</text:p>
      <text:p text:style-name="Standard"><text:span text:style-name="T4">Format des données à fournir en entrée :</text:span> aucun</text:p>
      <text:p text:style-name="Standard"><text:span text:style-name="T4">Format des données fournies en sortie :</text:span> CSV</text:p>
      <text:p text:style-name="Standard"><text:span text:style-name="T4">Type de requete :</text:span> GET ou POST</text:p>
      <text:p text:style-name="Standard"><text:span text:style-name="T4">URL :</text:span><text:span text:style-name="T5"> </text:span><text:span text:style-name="T6">/edi/drm/view?identifiant=&lt;identifiant_déclarant&gt; &amp;annee=&lt;année&gt;&amp;mois=&lt;mois&gt;&amp;rectificative=&lt;rectificative&gt;</text:span></text:p>
      <text:p text:style-name="P2"/>
      <text:p text:style-name="P3">Arguments attendu en entrée (paramètre d'URL)</text:p>
      <text:p text:style-name="P3"/>
      <text:list xml:id="list1903700045" text:style-name="L1">
        <text:list-item>
          <text:p text:style-name="P5"><text:span text:style-name="T4">indentifiant : </text:span><text:span text:style-name="T5">l'identifiant du déclarant dont on cherche à accéder à la DRM ;</text:span></text:p>
        </text:list-item>
        <text:list-item>
          <text:p text:style-name="P4">annee : <text:span text:style-name="T5">Nombre à 4 chiffres décrivant l'année de la DRM voulue</text:span></text:p>
        </text:list-item>
        <text:list-item>
          <text:p text:style-name="P4">mois :<text:span text:style-name="T5"> Nombre à 2 chiffres décrivant le mois de la DRM voulue</text:span></text:p>
        </text:list-item>
        <text:list-item>
          <text:p text:style-name="P4">rectificative :<text:span text:style-name="T5"> nombre décrivant le numéro de la DRM rectificative voulue (pour accéder à la DRM</text:span></text:p>
        </text:list-item>
      </text:list>
      <text:p text:style-name="P3"/>
      <text:p text:style-name="P3">Description des données en sortie :</text:p>
      <text:p text:style-name="P3"/>
      <text:p text:style-name="P8">Le fichier CSV de sortie contient une ligne par produit déclaré dans la DRM validée de mois/année/rectificative voulue.</text:p>
      <text:p text:style-name="P8"/>
      <text:p text:style-name="P7"><text:span text:style-name="T1">Description des champs fournis en sortie de </text:span><text:span text:style-name="T2">declarvin </text:span><text:span text:style-name="T1">:</text:span></text:p>
      <text:p text:style-name="P7"><text:span text:style-name="T1"/></text:p>
      <text:h text:style-name="P1" text:outline-level="3">Flux des DRM depuis une date</text:h>
      <text:p text:style-name="Standard"><text:span text:style-name="T4">Protocole :</text:span> HTTPS</text:p>
      <text:p text:style-name="Standard"><text:span text:style-name="T4">Authentification :</text:span> HTTP Authentication Basic</text:p>
      <text:p text:style-name="Standard"><text:span text:style-name="T4">Encodage des caractères :</text:span> UTF-8</text:p>
      <text:p text:style-name="Standard"><text:span text:style-name="T4">Format des données à fournir en entrée :</text:span> aucun</text:p>
      <text:p text:style-name="Standard"><text:span text:style-name="T4">Format des données fournies en sortie :</text:span> CSV</text:p>
      <text:p text:style-name="Standard"><text:span text:style-name="T4">Type de requete :</text:span> GET ou POST</text:p>
      <text:p text:style-name="Standard"><text:span text:style-name="T4">URL :</text:span><text:span text:style-name="T5"> </text:span><text:span text:style-name="T6">/edi/drm/stream?interpro=&lt;interpro&gt;&amp;date=&lt;date&gt;</text:span></text:p>
      <text:p text:style-name="P2"/>
      <text:p text:style-name="P3">Arguments attendu en entrée (paramètre d'URL)</text:p>
      <text:p text:style-name="P3"/>
      <text:list xml:id="list1985687617" text:continue-numbering="true" text:style-name="L1">
        <text:list-item>
          <text:p text:style-name="P4"><text:span text:style-name="T5">interpro : indetifiant de l'interpro dont les DRM dépendent</text:span></text:p>
        </text:list-item>
        <text:list-item>
          <text:p text:style-name="P5"><text:span text:style-name="T5">date : date au format </text:span><text:bookmark text:name="firstHeading"/><text:span text:style-name="T5">ISO 8601 à partir de la quelle les DRM validées doivent être récupérées</text:span></text:p>
        </text:list-item>
      </text:list>
      <text:p text:style-name="P3"/>
      <text:p text:style-name="P3">Description des données en sortie :</text:p>
      <text:p text:style-name="P3"/>
      <text:p text:style-name="P8">Le fichier CSV de sortie contient une ligne par produit déclaré dans une DRM validée après la date indiquée. L'information est fournie par ordre chronologique</text:p>
      <text:p text:style-name="P8"/>
      <text:p text:style-name="P7"><text:span text:style-name="T1">Description des champs fournis en sortie de </text:span><text:span text:style-name="T2">declarvin </text:span><text:span text:style-name="T1">:</text:span></text:p>
      <text:p text:style-name="P7"><text:span text:style-name="T1"/></text:p>
      <text:p text:style-name="Standard">Se référer au format utilisé par l'EDI précédent.</text:p>
      <text:p text:style-name="Standard"/>
      <text:h text:style-name="P1" text:outline-level="3">Import des informations Établissement</text:h>
      <text:p text:style-name="Standard"><text:span text:style-name="T4">Protocole :</text:span> HTTPS</text:p>
      <text:p text:style-name="Standard"><text:span text:style-name="T4">Authentification :</text:span> HTTP Authentication Basic</text:p>
      <text:p text:style-name="Standard"><text:span text:style-name="T4">Encodage des caractères :</text:span> UTF-8</text:p>
      <text:p text:style-name="Standard"><text:span text:style-name="T4">Format des données à fournir en entrée :</text:span> aucun</text:p>
      <text:p text:style-name="Standard"><text:span text:style-name="T4">Format des données fournies en sortie :</text:span> CSV</text:p>
      <text:p text:style-name="Standard"><text:span text:style-name="T4">Type de requete :</text:span> POST</text:p>
      <text:p text:style-name="Standard"><text:span text:style-name="T4">URL :</text:span><text:span text:style-name="T5"> </text:span></text:p>
      <text:p text:style-name="P2"/>
      <text:p text:style-name="P3">Description des données en entrée :</text:p>
      <text:p text:style-name="P3"/>
      <text:p text:style-name="P8">Un fichier CSV est attendue en entrée. Il doit contenir les informations nécessaire à la déclaration d'un établissement et à sa liaison avec un contrat-mandat.</text:p>
      <text:p text:style-name="P8"/>
      <text:p text:style-name="P7"><text:span text:style-name="T1">Description des champs fournis en entrée de </text:span><text:span text:style-name="T2">declarvin </text:span><text:span text:style-name="T1">:</text:span></text:p>
      <text:p text:style-name="P7"><text:span text:style-name="T1"/></text:p>
      <text:p text:style-name="Standard"/>
      <text:h text:style-name="P1" text:outline-level="3">Import des informations Contrats-vracs</text:h>
      <text:p text:style-name="Standard"><text:span text:style-name="T4">Protocole :</text:span> HTTPS</text:p>
      <text:p text:style-name="Standard"><text:span text:style-name="T4">Authentification :</text:span> HTTP Authentication Basic</text:p>
      <text:p text:style-name="Standard"><text:span text:style-name="T4">Encodage des caractères :</text:span> UTF-8</text:p>
      <text:p text:style-name="Standard"><text:span text:style-name="T4">Format des données à fournir en entrée :</text:span> aucun</text:p>
      <text:p text:style-name="Standard"><text:span text:style-name="T4">Format des données fournies en sortie :</text:span> CSV</text:p>
      <text:p text:style-name="Standard"><text:span text:style-name="T4">Type de requete :</text:span> POST</text:p>
      <text:p text:style-name="Standard"><text:span text:style-name="T4">URL :</text:span><text:span text:style-name="T5"> </text:span></text:p>
      <text:p text:style-name="P2"/>
      <text:p text:style-name="P3">Description des données en entrée :</text:p>
      <text:p text:style-name="P3"/>
      <text:p text:style-name="P8">Un fichier CSV est attendue en entrée. Il doit contenir les informations nécessaire à l'import des contrats vracs.</text:p>
      <text:p text:style-name="P8"/>
      <text:p text:style-name="P7"><text:span text:style-name="T1">Description des champs fournis en entrée de </text:span><text:span text:style-name="T2">declarvin </text:span><text:span text:style-name="T1">: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angui Morlier</meta:initial-creator>
    <meta:creation-date>2012-04-02T18:29:26</meta:creation-date>
    <meta:document-statistic meta:table-count="0" meta:image-count="0" meta:object-count="0" meta:page-count="6" meta:paragraph-count="55" meta:word-count="436" meta:character-count="2702"/>
    <dc:date>2012-04-02T20:42:49</dc:date>
    <dc:creator>Tangui Morlier</dc:creator>
    <meta:editing-duration>PT00H08M32S</meta:editing-duration>
    <meta:editing-cycles>1</meta:editing-cycles>
    <meta:generator>OpenOffice.org/3.1$Linux OpenOffice.org_project/310m19$Build-9420</meta:generator>
  </office:meta>
</office:document-meta>
</file>